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fbfac" officeooo:paragraph-rsid="000fbfac"/>
    </style:style>
    <style:style style:name="P2" style:family="paragraph" style:parent-style-name="Preformatted_20_Text">
      <style:text-properties fo:font-weight="bold" officeooo:rsid="000fbfac" officeooo:paragraph-rsid="000fbfac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weight="bold" officeooo:rsid="000fbfac" officeooo:paragraph-rsid="000fbfac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tyle="italic" officeooo:rsid="000fbfac" officeooo:paragraph-rsid="000fbfa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io 3:</text:p>
      <text:p text:style-name="P1"/>
      <text:p text:style-name="P1">add: </text:p>
      <text:p text:style-name="P1">5</text:p>
      <text:p text:style-name="P1">6</text:p>
      <text:p text:style-name="P1">7</text:p>
      <text:p text:style-name="P1">8</text:p>
      <text:p text:style-name="P1">x= 5;</text:p>
      <text:p text:style-name="P1">y;</text:p>
      <text:p text:style-name="P1">y=remove(5)</text:p>
      <text:p text:style-name="P1">fila:</text:p>
      <text:p text:style-name="P1">6</text:p>
      <text:p text:style-name="P1">7</text:p>
      <text:p text:style-name="P1">8</text:p>
      <text:p text:style-name="P1">add:</text:p>
      <text:p text:style-name="P1">5</text:p>
      <text:p text:style-name="P1">6</text:p>
      <text:p text:style-name="P1">fila:</text:p>
      <text:p text:style-name="P1">6</text:p>
      <text:p text:style-name="P1">7</text:p>
      <text:p text:style-name="P1">8</text:p>
      <text:p text:style-name="P1">5</text:p>
      <text:p text:style-name="P1">6</text:p>
      <text:p text:style-name="P1">remove(6)</text:p>
      <text:p text:style-name="P1">y=remove(7);</text:p>
      <text:p text:style-name="P1">fila:</text:p>
      <text:p text:style-name="P1">8</text:p>
      <text:p text:style-name="P1">5</text:p>
      <text:p text:style-name="P1">6</text:p>
      <text:p text:style-name="P1">x=</text:p>
      <text:p text:style-name="P1">8</text:p>
      <text:p text:style-name="P1">5</text:p>
      <text:p text:style-name="P1">6</text:p>
      <text:p text:style-name="P1">x=6;</text:p>
      <text:p text:style-name="P4">printf("6");</text:p>
      <text:p text:style-name="P3"/>
      <text:p text:style-name="P3">Exercicio 4:</text:p>
      <text:p text:style-name="P3"/>
      <text:p text:style-name="P1">x=2</text:p>
      <text:p text:style-name="P1">add:</text:p>
      <text:p text:style-name="P1">4</text:p>
      <text:p text:style-name="P1">2</text:p>
      <text:p text:style-name="P1">4</text:p>
      <text:p text:style-name="P1">7</text:p>
      <text:p text:style-name="P1">0</text:p>
      <text:p text:style-name="P1">remover(4)</text:p>
      <text:p text:style-name="P4">printf(2)</text:p>
      <text:p text:style-name="P4">printf(4)</text:p>
      <text:p text:style-name="P4">printf(7)</text:p>
      <text:p text:style-name="P4">printf(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1T12:45:02.506423354</dc:date>
    <dc:creator>Joor </dc:creator>
    <meta:document-statistic meta:table-count="0" meta:image-count="0" meta:object-count="0" meta:page-count="1" meta:paragraph-count="47" meta:word-count="50" meta:character-count="194" meta:non-whitespace-character-count="179"/>
    <meta:generator>LibreOffice/4.2.3.3$Linux_X86_64 LibreOffice_project/420m0$Build-3</meta:generator>
  </office:meta>
</office:document-meta>
</file>